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paragraph-rsid="001d5dd4"/>
    </style:style>
    <style:style style:name="P2" style:family="paragraph" style:parent-style-name="Footer">
      <style:paragraph-properties fo:text-align="end" style:justify-single-word="false"/>
      <style:text-properties style:font-name="Ubuntu" fo:font-size="10pt" fo:font-style="italic" officeooo:rsid="001f448e" officeooo:paragraph-rsid="001f448e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33a4a2" officeooo:paragraph-rsid="00003036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4328cb" officeooo:paragraph-rsid="0000303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4402e3" officeooo:paragraph-rsid="0000303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4b77c0" officeooo:paragraph-rsid="00003036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officeooo:paragraph-rsid="000248ad"/>
    </style:style>
    <style:style style:name="P8" style:family="paragraph" style:parent-style-name="Standard" style:list-style-name="L2">
      <style:paragraph-properties fo:text-align="justify" style:justify-single-word="false"/>
      <style:text-properties officeooo:paragraph-rsid="00003036"/>
    </style:style>
    <style:style style:name="P9" style:family="paragraph" style:parent-style-name="Standard" style:list-style-name="L2">
      <style:paragraph-properties fo:text-align="justify" style:justify-single-word="false"/>
      <style:text-properties officeooo:paragraph-rsid="00088135"/>
    </style:style>
    <style:style style:name="P10" style:family="paragraph" style:parent-style-name="Standard" style:list-style-name="L2">
      <style:paragraph-properties fo:text-align="justify" style:justify-single-word="false"/>
      <style:text-properties officeooo:paragraph-rsid="000b6039"/>
    </style:style>
    <style:style style:name="P11" style:family="paragraph" style:parent-style-name="Standard" style:list-style-name="L3">
      <style:paragraph-properties fo:text-align="justify" style:justify-single-word="false"/>
      <style:text-properties style:font-name="Liberation Serif" fo:font-size="12pt" fo:font-weight="normal" officeooo:rsid="00221dc0" officeooo:paragraph-rsid="00221dc0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justify" style:justify-single-word="false"/>
      <style:text-properties style:font-name="Liberation Serif" fo:font-size="11pt" fo:font-weight="normal" officeooo:rsid="00253341" officeooo:paragraph-rsid="00253341" style:font-size-asian="11pt" style:font-weight-asian="normal" style:font-size-complex="11pt" style:font-weight-complex="normal"/>
    </style:style>
    <style:style style:name="T1" style:family="text">
      <style:text-properties style:font-name="Ubuntu" fo:font-size="10pt" fo:font-style="italic" officeooo:rsid="00208026" style:font-size-asian="10pt" style:font-style-asian="italic" style:font-size-complex="10pt" style:font-style-complex="italic"/>
    </style:style>
    <style:style style:name="T2" style:family="text">
      <style:text-properties style:font-name="Ubuntu" fo:font-size="10pt" fo:font-style="italic" officeooo:rsid="001d5dd4" style:font-size-asian="10pt" style:font-style-asian="italic" style:font-size-complex="10pt" style:font-style-complex="italic"/>
    </style:style>
    <style:style style:name="T3" style:family="text">
      <style:text-properties style:font-name="Ubuntu" fo:font-size="10pt" fo:font-style="italic" officeooo:rsid="0022ddf5" style:font-size-asian="10pt" style:font-style-asian="italic" style:font-size-complex="10pt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erif" fo:font-size="12pt" fo:font-weight="bold" officeooo:rsid="00208026" style:font-size-asian="12pt" style:font-weight-asian="bold" style:font-size-complex="12pt" style:font-weight-complex="bold"/>
    </style:style>
    <style:style style:name="T7" style:family="text">
      <style:text-properties style:font-name="Liberation Serif" fo:font-size="12pt" fo:font-weight="bold" officeooo:rsid="000248ad" style:font-size-asian="12pt" style:font-weight-asian="bold" style:font-size-complex="12pt" style:font-weight-complex="bold"/>
    </style:style>
    <style:style style:name="T8" style:family="text">
      <style:text-properties style:font-name="Liberation Serif" fo:font-size="12pt" fo:font-weight="bold" officeooo:rsid="0003fb54" style:font-size-asian="12pt" style:font-weight-asian="bold" style:font-size-complex="12pt" style:font-weight-complex="bold"/>
    </style:style>
    <style:style style:name="T9" style:family="text">
      <style:text-properties style:font-name="Liberation Serif" fo:font-size="12pt" fo:font-weight="bold" officeooo:rsid="00088135" style:font-size-asian="12pt" style:font-weight-asian="bold" style:font-size-complex="12pt" style:font-weight-complex="bold"/>
    </style:style>
    <style:style style:name="T10" style:family="text">
      <style:text-properties style:font-name="Liberation Serif" fo:font-size="12pt" fo:font-weight="bold" officeooo:rsid="000994d1" style:font-size-asian="12pt" style:font-weight-asian="bold" style:font-size-complex="12pt" style:font-weight-complex="bold"/>
    </style:style>
    <style:style style:name="T11" style:family="text">
      <style:text-properties style:font-name="Liberation Serif" fo:font-size="12pt" fo:font-weight="bold" officeooo:rsid="000b6039" style:font-size-asian="12pt" style:font-weight-asian="bold" style:font-size-complex="12pt" style:font-weight-complex="bold"/>
    </style:style>
    <style:style style:name="T12" style:family="text">
      <style:text-properties style:font-name="Liberation Serif" fo:font-size="12pt" fo:font-weight="normal" officeooo:rsid="000248ad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03fb54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33a4a2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fo:font-weight="normal" officeooo:rsid="00088135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fo:font-weight="normal" officeooo:rsid="000994d1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fo:font-weight="normal" officeooo:rsid="004402e3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fo:font-weight="normal" officeooo:rsid="000b6039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fo:font-weight="normal" officeooo:rsid="00235b9e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fo:font-weight="normal" officeooo:rsid="00238434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2pt" fo:font-style="italic" fo:font-weight="normal" officeooo:rsid="00088135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style:font-name="Liberation Serif" fo:font-size="12pt" fo:font-style="normal" fo:font-weight="normal" officeooo:rsid="000d44d4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officeooo:rsid="00235b9e"/>
    </style:style>
    <style:style style:name="T24" style:family="text">
      <style:text-properties officeooo:rsid="002384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1852576" text:style-name="L1">
        <text:list-item>
          <text:p text:style-name="P7"><text:span text:style-name="T6">e</text:span><text:span text:style-name="T7">jercicio 1</text:span><text:span text:style-name="T12">: Demostrar que dos bloques synchronized del mismo objeto (hacer los bloques con métodos) no pueden ser ejecutados por diferentes hilos al mismo tiempo, y a su vez un método no sincronizado del mismo objeto si puede ser ejecutado mientras se ejecuta un bloque sincronizado (del mismo objeto).</text:span></text:p>
        </text:list-item>
      </text:list>
      <text:p text:style-name="P3"/>
      <text:list xml:id="list2673721957" text:style-name="L2">
        <text:list-item>
          <text:p text:style-name="P8"><text:span text:style-name="T6">e</text:span><text:span text:style-name="T8">jercicio 2</text:span><text:span text:style-name="T13">: </text:span><text:span text:style-name="T14">Supongamos cuatro jugadores que tienen que arrojar un dado una sola vez, no importa el orden en el que arrojen el dado, pero solo uno a la vez puede arrojar el dado, resolver utilizando synchronized.</text:span></text:p>
        </text:list-item>
      </text:list>
      <text:p text:style-name="P3"/>
      <text:list xml:id="list534373931235" text:continue-numbering="true" text:style-name="L2">
        <text:list-item>
          <text:p text:style-name="P9"><text:span text:style-name="T6">e</text:span><text:span text:style-name="T9">jercicio 3</text:span><text:span text:style-name="T15">: </text:span><text:span text:style-name="T20">Resolver el ejercicio 5 de la práctica 4 u</text:span><text:span text:style-name="T15">tilizando </text:span><text:span text:style-name="T21">synchronized</text:span><text:span text:style-name="T15"> </text:span><text:span text:style-name="T20">en lugar de smáforos</text:span><text:span text:style-name="T15">.</text:span></text:p>
        </text:list-item>
      </text:list>
      <text:p text:style-name="P4"/>
      <text:list xml:id="list533042324215" text:continue-numbering="true" text:style-name="L2">
        <text:list-item>
          <text:p text:style-name="P8"><text:span text:style-name="T6">e</text:span><text:span text:style-name="T10">jercicio 4</text:span><text:span text:style-name="T16">: </text:span><text:span text:style-name="T19">Representar mediante hilos a u</text:span><text:span text:style-name="T17">na persona “dormilona”, </text:span><text:span text:style-name="T19">la misma se encuentra durmiendo,</text:span><text:span text:style-name="T17"> hasta que otra persona “hiperactiva” la despierta luego de dejarla </text:span><text:span text:style-name="T19">reposando</text:span><text:span text:style-name="T17"> durante 3 segundos.</text:span></text:p>
        </text:list-item>
      </text:list>
      <text:p text:style-name="P5"/>
      <text:list xml:id="list532640169457" text:continue-numbering="true" text:style-name="L2">
        <text:list-item>
          <text:p text:style-name="P10"><text:span text:style-name="T6">e</text:span><text:span text:style-name="T11">jercicio 5</text:span><text:span text:style-name="T18">: </text:span><text:span text:style-name="T22">Dos pacientes se encuentran en la sala de espera hasta que el Doctor luego de tres segundos llama al siguiente, y uno de los dos pacientes al azar es atendido mientras el otro queda esperando indefinidamente.</text:span></text:p>
        </text:list-item>
      </text:list>
      <text:p text:style-name="P6"/>
      <text:list xml:id="list3459575774" text:style-name="L3">
        <text:list-item>
          <text:p text:style-name="P11"><text:span text:style-name="T5">ejercicio 6</text:span>: X cantidad de corredores esperan la señal de largada hasta que el banderillero emite dicha señal y los corredores comienzan una carrera desenfrenada.</text:p>
          <text:p text:style-name="P12">Nota: No es válida la utilización de <text:span text:style-name="T4">sleep</text:span> para que los hilos queden en <text:span text:style-name="T4">WAITING</text:span>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1d5dd4"/>
    </style:style>
    <style:style style:name="MP2" style:family="paragraph" style:parent-style-name="Footer">
      <style:paragraph-properties fo:text-align="end" style:justify-single-word="false"/>
      <style:text-properties style:font-name="Ubuntu" fo:font-size="10pt" fo:font-style="italic" officeooo:rsid="001f448e" officeooo:paragraph-rsid="001f448e" style:font-size-asian="10pt" style:font-style-asian="italic" style:font-size-complex="10pt" style:font-style-complex="italic"/>
    </style:style>
    <style:style style:name="MT1" style:family="text">
      <style:text-properties style:font-name="Ubuntu" fo:font-size="10pt" fo:font-style="italic" officeooo:rsid="00208026" style:font-size-asian="10pt" style:font-style-asian="italic" style:font-size-complex="10pt" style:font-style-complex="italic"/>
    </style:style>
    <style:style style:name="MT2" style:family="text">
      <style:text-properties style:font-name="Ubuntu" fo:font-size="10pt" fo:font-style="italic" officeooo:rsid="001d5dd4" style:font-size-asian="10pt" style:font-style-asian="italic" style:font-size-complex="10pt" style:font-style-complex="italic"/>
    </style:style>
    <style:style style:name="MT3" style:family="text">
      <style:text-properties style:font-name="Ubuntu" fo:font-size="10pt" fo:font-style="italic" officeooo:rsid="0022ddf5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 style:shadow="none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 style:shadow="non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</text:span><text:span text:style-name="MT2">rogramación concurrente – </text:span><text:span text:style-name="MT1">capitulo </text:span><text:span text:style-name="MT3">5</text:span><text:span text:style-name="MT2"> - práctica</text:span></text:p>
      </style:header>
      <style:footer>
        <text:p text:style-name="MP2">página <text:page-number text:select-page="current">1</text:page-number><text:s/>de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8-29T16:15:02.275702981</meta:creation-date>
    <dc:date>2022-03-18T00:05:32.359460213</dc:date>
    <meta:editing-duration>PT4H4M28S</meta:editing-duration>
    <meta:editing-cycles>22</meta:editing-cycles>
    <meta:generator>LibreOffice/6.4.7.2$Linux_X86_64 LibreOffice_project/40$Build-2</meta:generator>
    <meta:document-statistic meta:table-count="0" meta:image-count="0" meta:object-count="0" meta:page-count="1" meta:paragraph-count="9" meta:word-count="225" meta:character-count="1341" meta:non-whitespace-character-count="1131"/>
  </office:meta>
</office:document-meta>
</file>